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standard">
      <style:graphic-properties draw:fill-color="#ffffff" draw:textarea-horizontal-align="justify" draw:textarea-vertical-align="middle" draw:auto-grow-height="false" fo:min-height="0cm" fo:min-width="0cm"/>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P3" style:family="paragraph">
      <style:paragraph-properties fo:text-align="center"/>
      <style:text-properties fo:font-size="12pt" style:font-size-asian="12pt" style:font-size-complex="12pt"/>
    </style:style>
    <style:style style:name="P4" style:family="paragraph">
      <style:paragraph-properties fo:text-align="center"/>
      <style:text-properties fo:font-size="14pt" style:font-size-asian="14pt" style:font-size-complex="14pt"/>
    </style:style>
    <style:style style:name="T1" style:family="text">
      <style:text-properties fo:font-size="13pt" style:font-size-asian="13pt" style:font-size-complex="13pt"/>
    </style:style>
    <style:style style:name="T2" style:family="text">
      <style:text-properties fo:font-size="12pt" style:font-size-asian="12pt" style:font-size-complex="12pt"/>
    </style:style>
    <style:style style:name="T3"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5cm" svg:height="1.4cm" svg:x="8.373cm" svg:y="1cm">
          <text:p text:style-name="P1">Start</text:p>
          <draw:enhanced-geometry svg:viewBox="0 0 21600 21600" draw:glue-points="10800 0 0 10800 10800 21600 21600 10800" draw:text-areas="1060 3180 20540 18420" draw:type="flowchart-terminator" draw:enhanced-path="M 3470 21600 X 0 10800 3470 0 L 18130 0 X 21600 10800 18130 21600 Z N"/>
        </draw:custom-shape>
        <draw:line draw:style-name="gr2" draw:text-style-name="P1" draw:layer="layout" svg:x1="10.6cm" svg:y1="2.4cm" svg:x2="10.6cm" svg:y2="3.3cm">
          <text:p/>
        </draw:line>
        <draw:custom-shape draw:style-name="gr1" draw:text-style-name="P1" draw:layer="layout" svg:width="4.5cm" svg:height="1.4cm" svg:x="7.9cm" svg:y="11.7cm">
          <text:p text:style-name="P1">End</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 draw:text-style-name="P2" draw:layer="layout" svg:width="18.5cm" svg:height="4.8cm" svg:x="1.4cm" svg:y="16.2cm">
          <text:p text:style-name="P1"><text:span text:style-name="T1">Только для сложных проектов делаю подробные блок-схемы. Парят они меня.</text:span></text:p>
          <draw:enhanced-geometry svg:viewBox="0 0 21600 21600" draw:text-areas="3000 3320 17110 17330" draw:type="cloud-callout" draw:modifiers="10586.9304361926 -12052.988960633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4" draw:text-style-name="P3" draw:layer="layout" svg:width="19.19cm" svg:height="2.2cm" svg:x="1.3cm" svg:y="3.5cm">
          <text:p text:style-name="P1"><text:span text:style-name="T2">c = Enter two letters by using ';' as separator, for example g;m</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4" draw:text-style-name="P4" draw:layer="layout" svg:width="9.9cm" svg:height="3.8cm" svg:x="5.7cm" svg:y="7cm">
          <text:p text:style-name="P4"><text:span text:style-name="T3">Print which places taken the letters;</text:span></text:p>
          <text:p text:style-name="P4"><text:span text:style-name="T3">Print how much letters between </text:span></text:p>
          <draw:enhanced-geometry svg:viewBox="0 0 21600 21600" draw:glue-points="12960 0 10800 0 2160 10800 8600 21600 10800 21600 19400 10800" draw:text-areas="4230 0 17370 21600" draw:type="flowchart-data" draw:enhanced-path="M 4230 0 L 21600 0 17370 21600 0 21600 4230 0 Z N"/>
        </draw:custom-shape>
        <draw:line draw:style-name="gr2" draw:text-style-name="P1" draw:layer="layout" svg:x1="10.2cm" svg:y1="10.8cm" svg:x2="10.2cm" svg:y2="11.6cm">
          <text:p/>
        </draw:line>
        <draw:line draw:style-name="gr2" draw:text-style-name="P1" draw:layer="layout" svg:x1="10.4cm" svg:y1="5.7cm" svg:x2="10.4cm" svg:y2="6.8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Rinat Sabitov</meta:initial-creator>
    <meta:creation-date>2021-07-18T00:22:09</meta:creation-date>
    <dc:date>2021-07-19T00:25:02</dc:date>
    <dc:creator>Rinat Sabitov</dc:creator>
    <meta:editing-duration>PT20H19M54S</meta:editing-duration>
    <meta:editing-cycles>11</meta:editing-cycles>
    <meta:generator>OpenOffice/4.1.10$Unix OpenOffice.org_project/4110m2$Build-9807</meta:generator>
    <meta:document-statistic meta:object-count="8"/>
  </office:meta>
</office:document-meta>
</file>